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Arial" svg:font-family="Arial" style:font-family-generic="swiss"/>
    <style:font-face style:name="Monospace" svg:font-family="Monospace" style:font-pitch="fixed"/>
    <style:font-face style:name="FreeMono" svg:font-family="Free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4"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Standard">
      <style:paragraph-properties fo:margin-left="0cm" fo:margin-right="-0.191cm" fo:text-align="center" style:justify-single-word="false" fo:text-indent="0cm" style:auto-text-indent="false" fo:break-before="page"/>
      <style:text-properties style:font-name="Arial1"/>
    </style:style>
    <style:style style:name="P3" style:family="paragraph" style:parent-style-name="Standard">
      <style:paragraph-properties fo:margin-left="0cm" fo:margin-right="-0.191cm" fo:text-align="center" style:justify-single-word="false" fo:text-indent="0cm" style:auto-text-indent="false"/>
      <style:text-properties style:font-name="Arial1"/>
    </style:style>
    <style:style style:name="P4" style:family="paragraph" style:parent-style-name="Standard">
      <style:paragraph-properties fo:margin-left="0cm" fo:margin-right="-0.191cm" fo:text-align="center" style:justify-single-word="false" fo:text-indent="0cm" style:auto-text-indent="false"/>
      <style:text-properties style:font-name="Arial1" fo:font-size="12pt" fo:font-weight="normal" style:font-size-asian="10.5pt" style:font-weight-asian="normal" style:font-size-complex="12pt" style:font-weight-complex="normal"/>
    </style:style>
    <style:style style:name="P5" style:family="paragraph" style:parent-style-name="Standard">
      <style:paragraph-properties fo:margin-left="0cm" fo:margin-right="-0.191cm" fo:text-align="center" style:justify-single-word="false" fo:text-indent="0cm" style:auto-text-indent="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margin-left="0cm" fo:margin-right="-0.191cm" fo:text-align="center" style:justify-single-word="false" fo:text-indent="0cm" style:auto-text-indent="false"/>
      <style:text-properties style:font-name="Arial1" fo:font-weight="normal" style:font-weight-asian="normal" style:font-weight-complex="normal"/>
    </style:style>
    <style:style style:name="P7" style:family="paragraph" style:parent-style-name="_7b__20_Texto_20__7d_">
      <style:text-properties style:font-name="Arial"/>
    </style:style>
    <style:style style:name="P8" style:family="paragraph" style:parent-style-name="_7b__20_Texto_20__7d_">
      <style:text-properties style:font-name="Arial" fo:font-weight="bold" style:font-weight-asian="bold" style:font-weight-complex="bold"/>
    </style:style>
    <style:style style:name="P9" style:family="paragraph" style:parent-style-name="_7b__20_Texto_20__7d_">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_7b__20_Texto_20__7d_">
      <style:text-properties fo:color="#000000" style:font-name="Arial" fo:font-size="12pt" fo:font-weight="normal" style:font-size-asian="12pt" style:font-weight-asian="normal" style:font-size-complex="12pt" style:font-weight-complex="normal"/>
    </style:style>
    <style:style style:name="P11" style:family="paragraph" style:parent-style-name="_7b__20_Texto_20__7d_">
      <style:text-properties fo:color="#000000" style:text-position="0% 1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12" style:family="paragraph" style:parent-style-name="_7b__20_Texto_20__7d_">
      <style:text-properties style:use-window-font-color="true" style:font-name="Arial" fo:font-size="12pt" style:font-name-asian="Monospace" style:font-size-asian="12pt" style:font-name-complex="Monospace" style:font-size-complex="12pt"/>
    </style:style>
    <style:style style:name="P13"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style:font-name="FreeMono"/>
    </style:style>
    <style:style style:name="P14" style:family="paragraph" style:parent-style-name="Standard">
      <style:paragraph-properties fo:margin-left="0cm" fo:margin-right="0cm" fo:text-indent="0cm" style:auto-text-indent="false">
        <style:tab-stops>
          <style:tab-stop style:position="1cm"/>
          <style:tab-stop style:position="2cm"/>
          <style:tab-stop style:position="12.659cm"/>
          <style:tab-stop style:position="13.291cm"/>
        </style:tab-stops>
      </style:paragraph-properties>
      <style:text-properties style:font-name="FreeMono"/>
    </style:style>
    <style:style style:name="P15"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fo:color="#00ae00" style:font-name="FreeMono" fo:font-weight="bold" style:font-weight-asian="bold" style:font-weight-complex="bold"/>
    </style:style>
    <style:style style:name="P16"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fo:color="#00ae00" style:font-name="FreeMono" fo:font-weight="bold" fo:background-color="transparent" style:font-weight-asian="bold" style:font-weight-complex="bold"/>
    </style:style>
    <style:style style:name="P17"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style:use-window-font-color="true" style:font-name="FreeMono" fo:font-weight="normal" style:font-weight-asian="normal" style:font-weight-complex="normal"/>
    </style:style>
    <style:style style:name="P18"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style:use-window-font-color="true" style:font-name="FreeMono"/>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indent="0cm" style:auto-text-indent="false">
        <style:tab-stops>
          <style:tab-stop style:position="1cm"/>
          <style:tab-stop style:position="2cm"/>
        </style:tab-stops>
      </style:paragraph-properties>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2" style:family="paragraph" style:parent-style-name="_7b__20_Título_20__7d_">
      <style:paragraph-properties fo:break-before="page"/>
    </style:style>
    <style:style style:name="P23" style:family="paragraph" style:parent-style-name="_7b__20_Título_20__7d_">
      <style:paragraph-properties fo:break-before="page"/>
      <style:text-properties fo:color="#000000" style:font-name-asian="Monospace" style:font-name-complex="Monospace"/>
    </style:style>
    <style:style style:name="P24" style:family="paragraph" style:parent-style-name="Standard">
      <style:text-properties fo:color="#000000" style:font-name="Monospace" fo:font-size="10pt" style:font-name-asian="Monospace" style:font-size-asian="10pt" style:font-name-complex="Monospace" style:font-size-complex="10pt"/>
    </style:style>
    <style:style style:name="P25" style:family="paragraph" style:parent-style-name="_7b__20_Título_20__7d_">
      <style:paragraph-properties fo:margin-top="0cm" fo:margin-bottom="2cm" fo:text-align="center" style:justify-single-word="false" fo:break-before="page" fo:background-color="transparent" style:shadow="none">
        <style:tab-stops/>
        <style:background-image/>
      </style:paragraph-properties>
      <style:text-properties fo:color="#000000" style:font-name="Arial" style:font-name-asian="Monospace" style:font-name-complex="Monospace"/>
    </style:style>
    <style:style style:name="P26" style:family="paragraph" style:parent-style-name="_7b__20_Título_20__7d_">
      <style:paragraph-properties fo:margin-top="0cm" fo:margin-bottom="2cm" fo:text-align="center" style:justify-single-word="false" fo:break-before="page" fo:background-color="transparent" style:shadow="none">
        <style:tab-stops/>
        <style:background-image/>
      </style:paragraph-properties>
      <style:text-properties fo:color="#000000" fo:font-size="12pt" style:font-name-asian="Monospace" style:font-size-asian="12pt" style:font-name-complex="Monospace" style:font-size-complex="12pt"/>
    </style:style>
    <style:style style:name="P27" style:family="paragraph" style:parent-style-name="Contents_20_1">
      <style:paragraph-properties>
        <style:tab-stops>
          <style:tab-stop style:position="16cm" style:type="right" style:leader-style="dotted" style:leader-text="."/>
        </style:tab-stops>
      </style:paragraph-properties>
      <style:text-properties style:font-name="Arial" fo:font-weight="bold" style:font-weight-asian="bold" style:font-weight-complex="bold"/>
    </style:style>
    <style:style style:name="P28" style:family="paragraph" style:parent-style-name="Standard">
      <style:paragraph-properties fo:margin-left="0cm" fo:margin-right="0cm" fo:text-indent="0cm" style:auto-text-indent="false">
        <style:tab-stops>
          <style:tab-stop style:position="1cm"/>
          <style:tab-stop style:position="2cm"/>
        </style:tab-stops>
      </style:paragraph-properties>
      <style:text-properties style:use-window-font-color="true" style:font-name="FreeMono" fo:font-weight="normal" style:font-weight-asian="normal" style:font-weight-complex="normal"/>
    </style:style>
    <style:style style:name="P29" style:family="paragraph" style:parent-style-name="_7b__20_Texto_20__7d_">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30" style:family="paragraph" style:parent-style-name="_7b__20_Título_20_1_20__7d_" style:master-page-name="Index">
      <style:paragraph-properties style:page-number="2"/>
    </style:style>
    <style:style style:name="P31" style:family="paragraph" style:parent-style-name="_7b__20_Título_20_1_20__7d_" style:list-style-name="Numbering_20_1">
      <style:paragraph-properties fo:break-before="page"/>
    </style:style>
    <style:style style:name="T1" style:family="text">
      <style:text-properties fo:color="#000000"/>
    </style:style>
    <style:style style:name="T2" style:family="text">
      <style:text-properties fo:color="#000000" style:font-name="Arial" fo:font-size="12pt" fo:font-weight="normal" style:font-size-asian="12pt" style:font-weight-asian="normal" style:font-size-complex="12pt" style:font-weight-complex="normal"/>
    </style:style>
    <style:style style:name="T3"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4" style:family="text">
      <style:text-properties fo:color="#000000"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T5" style:family="text">
      <style:text-properties fo:color="#0000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6" style:family="text">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0000" style:font-name="Arial" fo:font-size="12pt" fo:font-style="normal" fo:font-weight="bold" style:font-name-asian="Monospace" style:font-size-asian="12pt" style:font-style-asian="normal" style:font-weight-asian="bold" style:font-name-complex="Monospace" style:font-size-complex="12pt" style:font-style-complex="normal" style:font-weight-complex="bold"/>
    </style:style>
    <style:style style:name="T8" style:family="text">
      <style:text-properties fo:color="#000000" style:font-name="Arial" fo:font-size="12pt" fo:font-weight="bold" style:font-size-asian="12pt" style:font-weight-asian="bold" style:font-size-complex="12pt" style:font-weight-complex="bold"/>
    </style:style>
    <style:style style:name="T9" style:family="text">
      <style:text-properties fo:color="#000000" style:text-position="super 58%"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0" style:family="text">
      <style:text-properties fo:color="#000000" fo:font-style="italic" style:font-style-asian="italic" style:font-style-complex="italic"/>
    </style:style>
    <style:style style:name="T11" style:family="text">
      <style:text-properties fo:color="#000000" style:text-position="0% 100%" style:font-name="Arial"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T12" style:family="text">
      <style:text-properties style:text-position="super 58%"/>
    </style:style>
    <style:style style:name="T13" style:family="text">
      <style:text-properties style:text-position="super 58%" fo:font-style="normal" fo:font-weight="normal" style:font-style-asian="normal" style:font-weight-asian="normal" style:font-style-complex="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color="#993366"/>
    </style:style>
    <style:style style:name="T18" style:family="text">
      <style:text-properties fo:color="#993366" fo:font-weight="bold" style:font-weight-asian="bold" style:font-weight-complex="bold"/>
    </style:style>
    <style:style style:name="T19" style:family="text">
      <style:text-properties fo:color="#993366" fo:font-weight="bold" fo:background-color="transparent" style:font-weight-asian="bold" style:font-weight-complex="bold"/>
    </style:style>
    <style:style style:name="T20" style:family="text">
      <style:text-properties fo:color="#993366" style:text-position="super 58%" style:font-name="FreeMono" fo:font-weight="bold" style:font-weight-asian="bold" style:font-weight-complex="bold"/>
    </style:style>
    <style:style style:name="T21" style:family="text">
      <style:text-properties fo:color="#993366" style:font-name="FreeMono" fo:font-weight="bold" style:font-weight-asian="bold" style:font-weight-complex="bold"/>
    </style:style>
    <style:style style:name="T22" style:family="text">
      <style:text-properties style:use-window-font-color="true"/>
    </style:style>
    <style:style style:name="T23" style:family="text">
      <style:text-properties style:use-window-font-color="true" fo:font-weight="normal" style:font-weight-asian="normal" style:font-weight-complex="normal"/>
    </style:style>
    <style:style style:name="T24" style:family="text">
      <style:text-properties style:use-window-font-color="true" fo:font-weight="normal" fo:background-color="transparent" style:font-weight-asian="normal" style:font-weight-complex="normal"/>
    </style:style>
    <style:style style:name="T25" style:family="text">
      <style:text-properties style:use-window-font-color="true" style:font-name="FreeMono" fo:font-weight="normal" style:font-weight-asian="normal" style:font-weight-complex="normal"/>
    </style:style>
    <style:style style:name="T26" style:family="text">
      <style:text-properties style:use-window-font-color="true" style:text-position="super 58%" style:font-name="FreeMono" fo:font-weight="normal" style:font-weight-asian="normal" style:font-weight-complex="normal"/>
    </style:style>
    <style:style style:name="T27" style:family="text">
      <style:text-properties fo:color="#00ae00"/>
    </style:style>
    <style:style style:name="T28" style:family="text">
      <style:text-properties fo:color="#00ae00" fo:font-weight="normal" fo:background-color="transparent" style:font-weight-asian="normal" style:font-weight-complex="normal"/>
    </style:style>
    <style:style style:name="T29" style:family="text">
      <style:text-properties fo:color="#00ae00" fo:background-color="transparent"/>
    </style:style>
    <style:style style:name="T30" style:family="text">
      <style:text-properties fo:color="#00ae00" style:text-position="super 58%"/>
    </style:style>
    <style:style style:name="T31" style:family="text">
      <style:text-properties style:text-position="sub 58%"/>
    </style:style>
    <style:style style:name="T32" style:family="text">
      <style:text-properties style:text-position="sub 58%" fo:font-weight="normal" style:font-weight-asian="normal" style:font-weight-complex="normal"/>
    </style:style>
    <style:style style:name="T33" style:family="text">
      <style:text-properties fo:color="#7f0055" fo:font-weight="bold" style:font-weight-asian="bold" style:font-weight-complex="bold"/>
    </style:style>
    <style:style style:name="T34" style:family="text">
      <style:text-properties fo:color="#0000c0"/>
    </style:style>
    <style:style style:name="T35" style:family="text">
      <style:text-properties fo:color="#0000c0" fo:font-style="italic" style:font-style-asian="italic" style:font-style-complex="italic"/>
    </style:style>
    <style:style style:name="T36" style:family="text">
      <style:text-properties fo:color="#2a00ff"/>
    </style:style>
    <style:style style:name="T37" style:family="text">
      <style:text-properties fo:font-weight="normal"/>
    </style:style>
    <style:style style:name="T38" style:family="text">
      <style:text-properties fo:font-weight="normal" style:font-weight-asian="normal" style:font-weight-complex="normal"/>
    </style:style>
    <style:style style:name="T39" style:family="text">
      <style:text-properties fo:color="#0000ff"/>
    </style:style>
    <style:style style:name="T40" style:family="text">
      <style:text-properties fo:font-variant="normal" fo:text-transform="none" fo:color="#000000" fo:letter-spacing="normal"/>
    </style:style>
    <style:style style:name="T41" style:family="text">
      <style:text-properties fo:font-variant="normal" fo:text-transform="none" fo:color="#000000" style:font-name="FreeMono" fo:letter-spacing="normal"/>
    </style:style>
    <style:style style:name="T42" style:family="text">
      <style:text-properties fo:font-variant="normal" fo:text-transform="none" fo:color="#000000" style:font-name="FreeMono" fo:letter-spacing="normal" fo:font-weight="normal" style:font-weight-asian="normal" style:font-weight-complex="normal"/>
    </style:style>
    <style:style style:name="T43" style:family="text">
      <style:text-properties fo:font-variant="normal" fo:text-transform="none" fo:color="#993366" style:font-name="FreeMono" fo:letter-spacing="normal" fo:font-weight="bold" style:font-weight-asian="bold" style:font-weight-complex="bold"/>
    </style:style>
    <style:style style:name="T44" style:family="text">
      <style:text-properties style:font-name="FreeMono"/>
    </style:style>
    <style:style style:name="T45" style:family="text">
      <style:text-properties style:text-position="0% 100%"/>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style:text-position="0% 100%" fo:font-style="normal" fo:font-weight="bold" style:font-style-asian="normal" style:font-weight-asian="bold" style:font-style-complex="normal" style:font-weight-complex="bold"/>
    </style:style>
    <style:style style:name="T48" style:family="text">
      <style:text-properties style:text-position="0% 100%" fo:font-style="italic" fo:font-weight="bold" style:font-style-asian="italic" style:font-weight-asian="bold" style:font-style-complex="italic" style:font-weight-complex="bold"/>
    </style:style>
    <style:style style:name="T49" style:family="text">
      <style:text-properties style:text-position="0% 100%" fo:font-weight="bold" style:font-weight-asian="bold" style:font-weight-complex="bold"/>
    </style:style>
    <style:style style:name="T50" style:family="text">
      <style:text-properties fo:font-style="normal"/>
    </style:style>
    <style:style style:name="T51" style:family="text">
      <style:text-properties style:font-style-asian="normal"/>
    </style:style>
    <style:style style:name="T52" style:family="text">
      <style:text-properties style:font-weight-asian="normal"/>
    </style:style>
    <style:style style:name="T53" style:family="text">
      <style:text-properties style:font-style-complex="normal"/>
    </style:style>
    <style:style style:name="T54" style:family="text">
      <style:text-properties style:font-weight-complex="normal"/>
    </style:style>
    <style:style style:name="T55" style:family="text">
      <style:text-properties style:font-name="Arial"/>
    </style:style>
    <style:style style:name="T56" style:family="text">
      <style:text-properties style:font-name="Arial" fo:font-weight="bold" style:font-name-asian="Monospace" style:font-weight-asian="bold" style:font-name-complex="Monospace" style:font-weight-complex="bold"/>
    </style:style>
    <style:style style:name="T57" style:family="text">
      <style:text-properties fo:font-size="12pt"/>
    </style:style>
    <style:style style:name="T58" style:family="text">
      <style:text-properties style:font-size-asian="12pt"/>
    </style:style>
    <style:style style:name="T59" style:family="text">
      <style:text-properties style:font-size-complex="12pt"/>
    </style:style>
    <style:style style:name="fr1" style:family="graphic" style:parent-style-name="Formula">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UNIVERSIDADE FEDERAL DE SANTA CATARINA</text:p>
      <text:p text:style-name="P3">CENTRO TECNOLÓGICO</text:p>
      <text:p text:style-name="P3">DEPARTAMENTO DE INFORMÁTICA E ESTATÍSTICA</text:p>
      <text:p text:style-name="P3">CURSO DE CIÊNCIAS DA COMPUTAÇÃO</text:p>
      <text:p text:style-name="P3">DISCIPLINA: Cálculo Numérico para Computação - INE5409</text:p>
      <text:p text:style-name="P3">PROFESSOR: Júlio Felipe Szeremeta</text:p>
      <text:p text:style-name="P3"/>
      <text:p text:style-name="P3"/>
      <text:p text:style-name="P3"/>
      <text:p text:style-name="P3"/>
      <text:p text:style-name="P3"/>
      <text:p text:style-name="P3"/>
      <text:p text:style-name="P3"/>
      <text:p text:style-name="P3"/>
      <text:p text:style-name="P3"/>
      <text:p text:style-name="P3"/>
      <text:p text:style-name="P3"/>
      <text:p text:style-name="P5">TRABALHO 03: INTGRAÇÃO NUMÉRICA UTILIZANDO GAUSS LEGENDRE</text:p>
      <text:p text:style-name="P5"/>
      <text:p text:style-name="P5"/>
      <text:p text:style-name="P5"/>
      <text:p text:style-name="P5"/>
      <text:p text:style-name="P5"/>
      <text:p text:style-name="P5"/>
      <text:p text:style-name="P5"/>
      <text:p text:style-name="P5"/>
      <text:p text:style-name="P5"/>
      <text:p text:style-name="P5"/>
      <text:p text:style-name="P4">Glaucia De Pádua</text:p>
      <text:p text:style-name="P4">Lucas Pe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lorianópolis</text:p>
      <text:p text:style-name="P6">Junho de 2011</text:p>
      <text:p text:style-name="P22">sumário</text:p>
      <text:table-of-content text:style-name="Sect1" text:name="Sumário2">
        <text:table-of-content-source text:outline-level="10" text:use-index-source-styles="true">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7b__20_Título_20__7d_"/>
            <text:index-source-style text:style-name="_7b__20_Título_20_1_20__7d_"/>
            <text:index-source-style text:style-name="_7b__20_Título_20_2_20__7d_"/>
            <text:index-source-style text:style-name="_7b__20_Título_20_3_20__7d_"/>
          </text:index-source-styles>
        </text:table-of-content-source>
        <text:index-body>
          <text:p text:style-name="P27">1 INTEGRAL IMPRÓPRIA POR GAUSS LEGENDRE<text:tab/>2</text:p>
          <text:p text:style-name="P27"/>
          <text:p text:style-name="P27">2 INTEGRAL DUPLA POR GAUSS LEGENDRE<text:tab/>4</text:p>
          <text:p text:style-name="P27"/>
          <text:p text:style-name="P27"/>
          <text:p text:style-name="P27"/>
          <text:p text:style-name="P27">ANEXO A – GAUSS LEGENDRE COMPOSTO<text:tab/>6</text:p>
          <text:p text:style-name="P27"/>
          <text:p text:style-name="P27">ANEXO B – GAUSS LEGENDRE<text:tab/>7</text:p>
          <text:p text:style-name="P27"/>
          <text:p text:style-name="P27">ANEXO C – GAUSS LEGENDRE COMPOSTO DUPLA<text:tab/>8</text:p>
          <text:p text:style-name="P27"/>
          <text:p text:style-name="P27">ANEXO D – GAUSS LEGENDRE DUPLA<text:tab/>9</text:p>
        </text:index-body>
      </text:table-of-content>
      <text:p text:style-name="P8"><text:tab/></text:p>
      <text:list xml:id="list843902006" text:style-name="Numbering_20_1">
        <text:list-item>
          <text:p text:style-name="P30">Integral IMPRÓPRIA por gauss legendre</text:p>
        </text:list-item>
      </text:list>
      <text:p text:style-name="P7">O objetivo é resolver uma integral indo de zero até infinito pelo método de Gauss Legendre. Essa é inclusive umas das vantagens do método de Gauss para resolução de integrais comparado com os métodos de Newton, já que nesses últimos não conseguimos resolver integrais impróprias, enquanto que com Gauss conseguimos. A equação a ser resolvida é a seguinte:</text:p>
      <text:p text:style-name="_7b__20_Texto_20__7d_"><draw:frame draw:style-name="fr1" draw:name="Objeto1" text:anchor-type="paragraph" svg:x="6.789cm" svg:y="0cm" svg:width="2.318cm" svg:height="1.074cm" draw:z-index="0"><draw:object xlink:href="./Object 1" xlink:type="simple" xlink:show="embed" xlink:actuate="onLoad"/><draw:image xlink:href="./ObjectReplacements/Object 1" xlink:type="simple" xlink:show="embed" xlink:actuate="onLoad"/></draw:frame><text:span text:style-name="T2">Para solver está integral realizamos duas chamadas ao método <text:s/></text:span><text:span text:style-name="T8">GaussLegendreComposto</text:span><text:span text:style-name="T2">. A primeira chamada calcula a integral de 0 até </text:span><text:span text:style-name="T3">“a”</text:span><text:span text:style-name="T2"> e a segunda chamada calcula a integral de </text:span><text:span text:style-name="T4">“</text:span><text:span text:style-name="T8">a”</text:span><text:span text:style-name="T2"> até infinito. No caso de se calcular uma integral de </text:span><text:span text:style-name="T8">“</text:span><text:span text:style-name="T3">a”</text:span><text:span text:style-name="T2"> até infinito vimos que com Gauss Legendre podemos fazê-la de 0 até 1/</text:span><text:span text:style-name="T3">“a”</text:span><text:span text:style-name="T2">. Tento isso em mente percebemos que a melhor escolha para </text:span><text:span text:style-name="T3">“a”</text:span><text:span text:style-name="T2"> é o valor 1, já que com isso teremos duas integrais iguais (indo de 0 até 1). Assim, precisamos apenas chamar o método </text:span><text:span text:style-name="T8">GaussLegendreComposto</text:span><text:span text:style-name="T2"> uma vez e multiplicar o resultado por dois.</text:span></text:p>
      <text:p text:style-name="_7b__20_Texto_20__7d_"><text:span text:style-name="T2">É importante notar que poderíamos resolver está integral utilizando um valor de </text:span><text:span text:style-name="T3">“a”</text:span><text:span text:style-name="T2"> diferente de 1, porém neste caso precisaríamos chamar o método </text:span><text:span text:style-name="T6">GaussLegendreComposto</text:span><text:span text:style-name="T2"> duas vezes, já que teríamos duas integrais diferentes, onde uma vai de 0 até </text:span><text:span text:style-name="T3">“a”</text:span><text:span text:style-name="T2"> e a outra vai de </text:span><text:span text:style-name="T3">“a”</text:span><text:span text:style-name="T2"> até infinito. </text:span></text:p>
      <text:p text:style-name="P10"/>
      <text:section text:style-name="Sect1" text:name="Seção1">
        <text:p text:style-name="P15">Procedimento Principal</text:p>
        <text:p text:style-name="P13"><text:tab/>Execute <text:span text:style-name="T27">GaussLegendreComposto(0, 1, 10</text:span><text:span text:style-name="T30">-8</text:span><text:span text:style-name="T27"> | I)</text:span></text:p>
        <text:p text:style-name="P13"><text:tab/><text:span text:style-name="T18">integral</text:span> = 2*I</text:p>
        <text:p text:style-name="P13"><text:tab/>Escreva <text:span text:style-name="T39">“Integral: ”</text:span>, <text:span text:style-name="T18">integral</text:span></text:p>
        <text:p text:style-name="P15">Fim Procedimento Principal</text:p>
        <text:p text:style-name="P13"/>
        <text:p text:style-name="P15">Procedimento GaussLegendreComposto</text:p>
        <text:p text:style-name="P15"><text:tab/><text:span text:style-name="T23">Ler </text:span><text:span text:style-name="T17">a</text:span><text:span text:style-name="T23">, </text:span><text:span text:style-name="T17">b</text:span><text:span text:style-name="T23">, </text:span><text:span text:style-name="T17">e</text:span></text:p>
        <text:p text:style-name="P17"><text:tab/>Execute <text:span text:style-name="T27">GaussLegendre(</text:span><text:span text:style-name="T18">a</text:span><text:span text:style-name="T27">, </text:span><text:span text:style-name="T18">b</text:span><text:span text:style-name="T27"> | I)</text:span></text:p>
        <text:p text:style-name="P17"><text:tab/><text:span text:style-name="T18">integral1</text:span> = I</text:p>
        <text:p text:style-name="P17"><text:tab/><text:span text:style-name="T18">erro</text:span> = 10*<text:span text:style-name="T18">e</text:span></text:p>
        <text:p text:style-name="P17"><text:tab/><text:span text:style-name="T18">k</text:span> = 2</text:p>
        <text:p text:style-name="P17"><text:tab/>Enquanto <text:span text:style-name="T18">erro</text:span> &gt; <text:span text:style-name="T18">e</text:span> faça</text:p>
        <text:p text:style-name="P17"><text:tab/><text:tab/><text:span text:style-name="T18">passo</text:span> = (<text:span text:style-name="T18">b</text:span>-<text:span text:style-name="T18">a</text:span>)/<text:span text:style-name="T18">k</text:span></text:p>
        <text:p text:style-name="P17"><text:tab/><text:tab/><text:span text:style-name="T18">c</text:span> = <text:span text:style-name="T18">a</text:span></text:p>
        <text:p text:style-name="P17"><text:tab/><text:tab/><text:span text:style-name="T18">integral2</text:span> = 0</text:p>
        <text:p text:style-name="P17"><text:soft-page-break/><text:tab/><text:tab/>Repita <text:span text:style-name="T18">i</text:span> = 1 até <text:span text:style-name="T18">k</text:span></text:p>
        <text:p text:style-name="P17"><text:tab/><text:tab/><text:tab/><text:span text:style-name="T18">d</text:span> = <text:span text:style-name="T18">c</text:span> + <text:span text:style-name="T18">passo</text:span></text:p>
        <text:p text:style-name="P17"><text:tab/><text:tab/><text:tab/>Execute <text:span text:style-name="T27">GaussLegendre(</text:span><text:span text:style-name="T18">c</text:span><text:span text:style-name="T27">, </text:span><text:span text:style-name="T18">d</text:span><text:span text:style-name="T27"> | I)</text:span></text:p>
        <text:p text:style-name="P17"><text:tab/><text:tab/><text:tab/><text:span text:style-name="T18">integral2</text:span> = <text:span text:style-name="T18">integral2</text:span> + I</text:p>
        <text:p text:style-name="P17"><text:span text:style-name="T18"><text:tab/><text:tab/><text:tab/>c</text:span> = <text:span text:style-name="T18">d</text:span></text:p>
        <text:p text:style-name="P17"><text:tab/><text:tab/>Fim Repita</text:p>
        <text:p text:style-name="P17"><text:tab/><text:tab/><text:span text:style-name="T18">erro</text:span>=|<text:span text:style-name="T18">integral1</text:span>-<text:span text:style-name="T18">integral2</text:span>|/max{|<text:span text:style-name="T18">integral1</text:span>|,|<text:span text:style-name="T18">integral2</text:span>|}</text:p>
        <text:p text:style-name="P17"><text:tab/><text:tab/><text:span text:style-name="T18">k</text:span>=<text:span text:style-name="T18">k</text:span>+<text:span text:style-name="T18">k</text:span></text:p>
        <text:p text:style-name="P17"><text:tab/><text:tab/><text:span text:style-name="T18">integral1</text:span> = <text:span text:style-name="T18">integral2</text:span></text:p>
        <text:p text:style-name="P17"><text:tab/>Fim Enquanto</text:p>
        <text:p text:style-name="P17"><text:tab/>Retorne <text:span text:style-name="T18">integral1</text:span></text:p>
        <text:p text:style-name="P15">Fim Procedimento GaussLegendreComposto</text:p>
        <text:p text:style-name="P15"/>
        <text:p text:style-name="P15">Procedimento GaussLegendre</text:p>
        <text:p text:style-name="P13"><text:tab/>Ler <text:span text:style-name="T18">a</text:span>, <text:span text:style-name="T18">b</text:span></text:p>
        <text:p text:style-name="P13"><text:tab/><text:span text:style-name="T18">m</text:span> = 4</text:p>
        <text:p text:style-name="P13"><text:tab/>Ler ((<text:span text:style-name="T18">c</text:span><text:span text:style-name="T31">im</text:span>, <text:span text:style-name="T18">t</text:span><text:span text:style-name="T31">im</text:span>), <text:span text:style-name="T18">i</text:span> = 1, <text:span text:style-name="T18">m</text:span>)</text:p>
        <text:p text:style-name="P13"><text:tab/><text:span text:style-name="T18">aux1</text:span> = (<text:span text:style-name="T18">a</text:span>-<text:span text:style-name="T18">b</text:span>)/2</text:p>
        <text:p text:style-name="P13"><text:tab/><text:span text:style-name="T18">aux2</text:span> = (<text:span text:style-name="T18">a</text:span>+<text:span text:style-name="T18">b</text:span>)/2</text:p>
        <text:p text:style-name="P13"><text:tab/><text:span text:style-name="T18">soma</text:span> = 0</text:p>
        <text:p text:style-name="P13"><text:tab/>Repita <text:span text:style-name="T18">i</text:span> = 1 até <text:span text:style-name="T18">m</text:span></text:p>
        <text:p text:style-name="P13"><text:tab/><text:tab/><text:span text:style-name="T18">xx</text:span> = <text:span text:style-name="T18">aux1</text:span>*<text:span text:style-name="T18">t</text:span><text:span text:style-name="T31">im</text:span>+<text:span text:style-name="T18">aux2</text:span></text:p>
        <text:p text:style-name="P13"><text:tab/><text:tab/>Execute <text:span text:style-name="T29">F(</text:span><text:span text:style-name="T19">xx</text:span><text:span text:style-name="T29"> | fx)</text:span></text:p>
        <text:p text:style-name="P13"><text:tab/><text:tab/><text:span text:style-name="T18">soma</text:span> = <text:span text:style-name="T18">soma</text:span> + <text:span text:style-name="T18">a</text:span><text:span text:style-name="T32">im</text:span>*fx</text:p>
        <text:p text:style-name="P13"><text:tab/>Fim Repita</text:p>
        <text:p text:style-name="P13"><text:tab/><text:span text:style-name="T18">integral</text:span> = <text:span text:style-name="T18">aux1</text:span>*<text:span text:style-name="T18">soma</text:span></text:p>
        <text:p text:style-name="P14"><text:span text:style-name="T18"><text:tab/></text:span><text:span text:style-name="T23">R</text:span><text:span text:style-name="T24">etornar</text:span><text:span text:style-name="T18"> integral</text:span></text:p>
        <text:p text:style-name="P16">Fim Procedimento GaussLegendre</text:p>
        <text:p text:style-name="P13"><text:tab/></text:p>
        <text:p text:style-name="P15">Procedimento F</text:p>
        <text:p text:style-name="P13"><text:tab/>Ler <text:span text:style-name="T18">x</text:span></text:p>
        <text:p text:style-name="P20"><text:span text:style-name="T44"><text:tab/></text:span><text:span text:style-name="T43">fx</text:span><text:span text:style-name="T41"> =</text:span><text:span text:style-name="T44"> 1/(</text:span><text:span text:style-name="T40">√</text:span><text:span text:style-name="T21">x</text:span><text:span text:style-name="T44">(1+</text:span><text:span text:style-name="T21">x</text:span><text:span text:style-name="T25">))</text:span></text:p>
        <text:p text:style-name="P20"><text:span text:style-name="T25"><text:tab/></text:span><text:span text:style-name="T42">Retornar </text:span><text:span text:style-name="T43">fx</text:span></text:p>
        <text:p text:style-name="P15">Fim Procedimento</text:p>
      </text:section>
      <text:p text:style-name="P9"/>
      <text:p text:style-name="P29">Para resolver o problema descrito anteriormente utilizamos <text:span text:style-name="T15">m</text:span> igual a 80, porém não conseguimos chegar na precisão 10<text:span text:style-name="T12">-8</text:span>. A maior precisão que conseguimos chegar foi 10<text:span text:style-name="T12">-7</text:span>. Nossa primeira tentativa para resolver esta integral foi utilizando um <text:span text:style-name="T15">m</text:span> igual a 4 e conseguimos chegar no máximo na precisão 10<text:span text:style-name="T12">-5</text:span>. Somente após isso é que decidimos tentar resolvê-la com um <text:span text:style-name="T15">m</text:span> maior para tentar chegar ao resultado com uma melhor precisão.</text:p>
      <text:p text:style-name="P29">Assim, utilizando <text:span text:style-name="T15">m</text:span> igual a 80 conseguimos encontrar a solução da integral com precisão 10<text:span text:style-name="T12">-7</text:span> após 30 iterações no método <text:span text:style-name="T16">GaussLegendreComposto</text:span>, onde o <text:span text:style-name="T15">k</text:span> chegou a <text:s/>1073741824. O resultado encontrado <text:span text:style-name="T45"><text:s/>foi: </text:span><text:span text:style-name="T49">3,141592</text:span><text:span text:style-name="T45">.</text:span></text:p>
      <text:p text:style-name="_7b__20_Texto_20__7d_">O pseudo-códgio acima foi implementado na linguagem Java e seu código encontra-se anexo a este trabalho.</text:p>
      <text:list xml:id="list737493676" text:continue-numbering="true" text:style-name="Numbering_20_1">
        <text:list-item>
          <text:p text:style-name="P31">Integral Dupla por Gauss Legendre</text:p>
        </text:list-item>
      </text:list>
      <text:p text:style-name="P9">Nesta parte o objetivo é solver uma integral dupla por Gauss Legendre em uma precisão desejada. A integral a ser resolvida se encontra abaixo: </text:p>
      <text:p text:style-name="_7b__20_Texto_20__7d_"><draw:frame draw:style-name="fr1" draw:name="Objeto2" text:anchor-type="paragraph" svg:x="6.789cm" svg:y="0cm" svg:width="2.235cm" svg:height="1.196cm" draw:z-index="1"><draw:object xlink:href="./Object 2" xlink:type="simple" xlink:show="embed" xlink:actuate="onLoad"/><draw:image xlink:href="./ObjectReplacements/Object 2" xlink:type="simple" xlink:show="embed" xlink:actuate="onLoad"/><svg:desc>fórmula</svg:desc></draw:frame><text:span text:style-name="T5">Para resolver esta integral utilizamos um procedimento </text:span><text:span text:style-name="T7">GaussLengendreDupla</text:span><text:span text:style-name="T5"> e um </text:span><text:span text:style-name="T7">GaussLegendreCompostoDupla</text:span><text:span text:style-name="T5"> que encontra o resultado na precisão desejada. Fazendo os testes conseguimos encontrar o resultado da integral com precisão 10</text:span><text:span text:style-name="T9">-13</text:span><text:span text:style-name="T11">. Acima disso ainda é possível porém demoraria muito para obter o resultado. O pseudo-códgio dos procedimentos para solver a integral dupla se encontra abaixo:</text:span></text:p>
      <text:p text:style-name="P10"/>
      <text:section text:style-name="Sect1" text:name="Seção2">
        <text:p text:style-name="P15">Procedimento Principal</text:p>
        <text:p text:style-name="P13"><text:tab/>Execute <text:span text:style-name="T27">GaussLegendreCompostoDupla(1, 2, 3, 5, 10</text:span><text:span text:style-name="T30">-13</text:span><text:span text:style-name="T27"> | I)</text:span></text:p>
        <text:p text:style-name="P13"><text:tab/><text:span text:style-name="T18">integral</text:span> = I</text:p>
        <text:p text:style-name="P13"><text:tab/>Escreva <text:span text:style-name="T39">“Integral: ”</text:span>, <text:span text:style-name="T18">integral</text:span></text:p>
        <text:p text:style-name="P15">Fim Procedimento Principal</text:p>
        <text:p text:style-name="P13"/>
        <text:p text:style-name="P15">Procedimento GaussLegendreCompostoDupla</text:p>
        <text:p text:style-name="P15"><text:tab/><text:span text:style-name="T23">Ler </text:span><text:span text:style-name="T17">a</text:span><text:span text:style-name="T23">, </text:span><text:span text:style-name="T17">b</text:span><text:span text:style-name="T23">, </text:span><text:span text:style-name="T17">c</text:span><text:span text:style-name="T23">, </text:span><text:span text:style-name="T17">d</text:span><text:span text:style-name="T23"> </text:span><text:span text:style-name="T17">e</text:span></text:p>
        <text:p text:style-name="P17"><text:tab/>Execute <text:span text:style-name="T27">GaussLegendreDupla(</text:span><text:span text:style-name="T18">a</text:span><text:span text:style-name="T27">, </text:span><text:span text:style-name="T18">b</text:span><text:span text:style-name="T27">, </text:span><text:span text:style-name="T18">c</text:span><text:span text:style-name="T27">, </text:span><text:span text:style-name="T18">d</text:span><text:span text:style-name="T27"> | I)</text:span></text:p>
        <text:p text:style-name="P17"><text:tab/><text:span text:style-name="T18">integral1</text:span> = I</text:p>
        <text:p text:style-name="P17"><text:tab/><text:span text:style-name="T18">erro</text:span> = 10*<text:span text:style-name="T18">e</text:span></text:p>
        <text:p text:style-name="P17"><text:tab/><text:span text:style-name="T18">k</text:span> = 2</text:p>
        <text:p text:style-name="P17"><text:tab/>Enquanto <text:span text:style-name="T18">erro</text:span> &gt; <text:span text:style-name="T18">e</text:span> faça</text:p>
        <text:p text:style-name="P17"><text:tab/><text:tab/><text:span text:style-name="T18">integral2</text:span> = 0</text:p>
        <text:p text:style-name="P17"><text:tab/><text:tab/><text:span text:style-name="T18">passo1</text:span> = (<text:span text:style-name="T18">b</text:span>-<text:span text:style-name="T18">a</text:span>)/<text:span text:style-name="T18">k</text:span></text:p>
        <text:p text:style-name="P17"><text:span text:style-name="T18"><text:tab/><text:tab/>passo2</text:span> =<text:span text:style-name="T18"> </text:span>(<text:span text:style-name="T18">d</text:span>-<text:span text:style-name="T18">c</text:span>)/<text:span text:style-name="T18">k</text:span></text:p>
        <text:p text:style-name="P17"><text:tab/><text:tab/><text:span text:style-name="T18">f</text:span> = <text:span text:style-name="T18">a</text:span></text:p>
        <text:p text:style-name="P17"><text:tab/><text:tab/>Repita <text:span text:style-name="T18">i</text:span> = 1 até <text:span text:style-name="T18">k</text:span></text:p>
        <text:p text:style-name="P17"><text:tab/><text:tab/><text:tab/><text:span text:style-name="T18">g</text:span> = <text:span text:style-name="T18">f</text:span> + <text:span text:style-name="T18">passo1</text:span></text:p>
        <text:p text:style-name="P17"><text:span text:style-name="T18"><text:tab/><text:tab/><text:tab/>q</text:span> = <text:span text:style-name="T18">c</text:span></text:p>
        <text:p text:style-name="P17"><text:span text:style-name="T18"><text:tab/><text:tab/><text:tab/></text:span>Repita<text:span text:style-name="T18"> j </text:span>= 1 até<text:span text:style-name="T18"> k</text:span></text:p>
        <text:p text:style-name="P17"><text:span text:style-name="T18"><text:tab/><text:tab/><text:tab/><text:tab/>r </text:span>= <text:span text:style-name="T18">q </text:span>+ <text:span text:style-name="T18">passo2</text:span></text:p>
        <text:p text:style-name="P17"><text:tab/><text:tab/><text:tab/><text:tab/>Execute <text:span text:style-name="T27">GaussLegendreDupla(</text:span><text:span text:style-name="T18">f</text:span><text:span text:style-name="T27">, </text:span><text:span text:style-name="T18">g</text:span><text:span text:style-name="T27">, </text:span><text:span text:style-name="T18">q</text:span><text:span text:style-name="T27">, </text:span><text:span text:style-name="T18">r</text:span><text:span text:style-name="T27"> | I)</text:span></text:p>
        <text:p text:style-name="P17"><text:tab/><text:tab/><text:tab/><text:tab/><text:span text:style-name="T18">integral2</text:span> = <text:span text:style-name="T18">integral2</text:span> + I</text:p>
        <text:p text:style-name="P17"><text:tab/><text:tab/><text:tab/><text:tab/><text:span text:style-name="T18">q </text:span>= <text:span text:style-name="T18">r</text:span></text:p>
        <text:p text:style-name="P17"><text:tab/><text:tab/><text:tab/>Fim Repita </text:p>
        <text:p text:style-name="P17"><text:tab/><text:tab/><text:tab/><text:span text:style-name="T18">f</text:span> = <text:span text:style-name="T18">g</text:span></text:p>
        <text:p text:style-name="P17"><text:tab/><text:tab/>Fim Repita</text:p>
        <text:p text:style-name="P17"><text:tab/><text:tab/><text:span text:style-name="T18">erro</text:span>=|<text:span text:style-name="T18">integral1</text:span>-<text:span text:style-name="T18">integral2</text:span>|/max{|<text:span text:style-name="T18">integral1</text:span>|,|<text:span text:style-name="T18">integral2</text:span>|}</text:p>
        <text:p text:style-name="P17"><text:tab/><text:tab/><text:span text:style-name="T18">k</text:span>=<text:span text:style-name="T18">k</text:span>+<text:span text:style-name="T18">k</text:span></text:p>
        <text:p text:style-name="P17"><text:soft-page-break/><text:tab/><text:tab/><text:span text:style-name="T18">integral1</text:span> = <text:span text:style-name="T18">integral2</text:span></text:p>
        <text:p text:style-name="P17"><text:tab/>Fim Enquanto</text:p>
        <text:p text:style-name="P17"><text:tab/>Retorne <text:span text:style-name="T18">integral1</text:span></text:p>
        <text:p text:style-name="P15">Fim Procedimento GaussLegendreCompostoDupla</text:p>
        <text:p text:style-name="P15"/>
        <text:p text:style-name="P15">Procedimento GaussLegendreDupla</text:p>
        <text:p text:style-name="P13"><text:tab/>Ler <text:span text:style-name="T18">a</text:span>, <text:span text:style-name="T18">b</text:span><text:span text:style-name="T23">, </text:span><text:span text:style-name="T18">c</text:span><text:span text:style-name="T23">, </text:span><text:span text:style-name="T18">d</text:span></text:p>
        <text:p text:style-name="P13"><text:tab/><text:span text:style-name="T18">m</text:span> = 4</text:p>
        <text:p text:style-name="P13"><text:tab/>Ler ((<text:span text:style-name="T18">s</text:span><text:span text:style-name="T31">im</text:span>, <text:span text:style-name="T18">t</text:span><text:span text:style-name="T31">im</text:span>), <text:span text:style-name="T18">i</text:span> = 1, <text:span text:style-name="T18">m</text:span>)</text:p>
        <text:p text:style-name="P13"><text:tab/><text:span text:style-name="T18">aux1</text:span> = (<text:span text:style-name="T18">a</text:span>-<text:span text:style-name="T18">b</text:span>)/2</text:p>
        <text:p text:style-name="P13"><text:tab/><text:span text:style-name="T18">aux2</text:span> = (<text:span text:style-name="T18">a</text:span>+<text:span text:style-name="T18">b</text:span>)/2</text:p>
        <text:p text:style-name="P13"><text:span text:style-name="T18"><text:tab/>auy1</text:span> = (<text:span text:style-name="T18">d</text:span>-<text:span text:style-name="T18">c</text:span>)/2</text:p>
        <text:p text:style-name="P13"><text:tab/><text:span text:style-name="T18">auy2</text:span> = (<text:span text:style-name="T18">d</text:span>+<text:span text:style-name="T18">c</text:span>)/2</text:p>
        <text:p text:style-name="P13"><text:tab/><text:span text:style-name="T18">soma1</text:span> = 0</text:p>
        <text:p text:style-name="P13"><text:tab/>Repita <text:span text:style-name="T18">i</text:span> = 1 até <text:span text:style-name="T18">m</text:span></text:p>
        <text:p text:style-name="P13"><text:tab/><text:tab/><text:span text:style-name="T18">yy</text:span> = <text:span text:style-name="T18">auy1</text:span>*<text:span text:style-name="T18">t</text:span><text:span text:style-name="T31">im</text:span>+<text:span text:style-name="T18">auy2</text:span></text:p>
        <text:p text:style-name="P13"><text:span text:style-name="T18"><text:tab/><text:tab/>soma2</text:span><text:span text:style-name="T23"> = 0</text:span></text:p>
        <text:p text:style-name="P18"><text:span text:style-name="T16"><text:tab/><text:tab/></text:span><text:span text:style-name="T38">Repita </text:span><text:span text:style-name="T18">j</text:span><text:span text:style-name="T38"> = 1 até </text:span><text:span text:style-name="T18">m</text:span></text:p>
        <text:p text:style-name="P18"><text:span text:style-name="T18"><text:tab/><text:tab/><text:tab/>xx </text:span><text:span text:style-name="T38">=</text:span><text:span text:style-name="T18"> aux1</text:span><text:span text:style-name="T38">*</text:span><text:span text:style-name="T18">t</text:span><text:span text:style-name="T32">jm</text:span><text:span text:style-name="T38">+</text:span><text:span text:style-name="T18">aux2</text:span></text:p>
        <text:p text:style-name="P13"><text:tab/><text:tab/><text:tab/>Execute <text:span text:style-name="T29">F(</text:span><text:span text:style-name="T19">xx</text:span><text:span text:style-name="T28">,</text:span><text:span text:style-name="T19"> yy </text:span><text:span text:style-name="T29">| fxy)</text:span></text:p>
        <text:p text:style-name="P13"><text:tab/><text:tab/><text:tab/><text:span text:style-name="T18">soma2</text:span> = <text:span text:style-name="T18">soma2</text:span> + <text:span text:style-name="T18">a</text:span><text:span text:style-name="T32">jm</text:span>*fxy</text:p>
        <text:p text:style-name="P13"><text:tab/><text:tab/>Fim Repita</text:p>
        <text:p text:style-name="P13"><text:tab/><text:tab/><text:span text:style-name="T18">soma1</text:span> = <text:span text:style-name="T18">soma1</text:span> + <text:span text:style-name="T18">soma2</text:span>*<text:span text:style-name="T18">a</text:span><text:span text:style-name="T32">im</text:span></text:p>
        <text:p text:style-name="P13"><text:tab/>Fim Repita</text:p>
        <text:p text:style-name="P13"><text:tab/><text:span text:style-name="T18">integral</text:span> = <text:span text:style-name="T18">aux1</text:span>*<text:span text:style-name="T18">auy1</text:span>*<text:span text:style-name="T18">soma1</text:span></text:p>
        <text:p text:style-name="P14"><text:span text:style-name="T18"><text:tab/></text:span><text:span text:style-name="T23">R</text:span><text:span text:style-name="T24">etornar</text:span><text:span text:style-name="T18"> integral</text:span></text:p>
        <text:p text:style-name="P16">Fim Procedimento GaussLegendreDupla</text:p>
        <text:p text:style-name="P13"><text:tab/></text:p>
        <text:p text:style-name="P15">Procedimento F</text:p>
        <text:p text:style-name="P13"><text:tab/>Ler <text:span text:style-name="T18">x</text:span><text:span text:style-name="T23">,</text:span><text:span text:style-name="T18"> y</text:span></text:p>
        <text:p text:style-name="P20"><text:span text:style-name="T44"><text:tab/></text:span><text:span text:style-name="T43">fxy</text:span><text:span text:style-name="T41"> =</text:span><text:span text:style-name="T44"> </text:span><text:span text:style-name="T25">e</text:span><text:span text:style-name="T20">y</text:span><text:span text:style-name="T26">/</text:span><text:span text:style-name="T20">x</text:span></text:p>
        <text:p text:style-name="P20"><text:span text:style-name="T25"><text:tab/></text:span><text:span text:style-name="T42">Retornar </text:span><text:span text:style-name="T43">fxy</text:span></text:p>
        <text:p text:style-name="P15">Fim Procedimento</text:p>
      </text:section>
      <text:p text:style-name="P11"/>
      <text:p text:style-name="P12"><text:span text:style-name="T46">Ao tentar solver esta integral dupla na precisão 10</text:span><text:span text:style-name="T13">-13</text:span><text:span text:style-name="T46"> utilizamos 10 iterações do </text:span><text:span text:style-name="T47">GaussLegendreCompostoDupla</text:span><text:span text:style-name="T46"> onde </text:span><text:span text:style-name="T48">k</text:span><text:span text:style-name="T46"> chegou a 1024 e o valor encontrado foi: </text:span><text:span text:style-name="T56">41,8480151304563</text:span>.<text:span text:style-name="T46"> O pseudo-códgio foi implementado na linguagem Java utilizando um </text:span><text:span text:style-name="T48">m </text:span><text:span text:style-name="T46">igual a 4 e encontra-se anexo a este trabalho.</text:span></text:p>
      <text:p text:style-name="P22">Anexo A – Gauss legendre composto</text:p>
      <text:p text:style-name="P19"><text:span text:style-name="T33">public</text:span> <text:span text:style-name="T33">class</text:span> GaussLegendreComposto { </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ZERO</text:span><text:span text:style-name="T1"> = 0;</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DOIS</text:span><text:span text:style-name="T1"> = 2;</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DEZ</text:span><text:span text:style-name="T1"> = 10;</text:span></text:p>
      <text:p text:style-name="P19"><text:tab/></text:p>
      <text:p text:style-name="P21"><text:span text:style-name="T1"><text:tab/></text:span><text:span text:style-name="T33">public</text:span><text:span text:style-name="T1"> </text:span><text:span text:style-name="T33">static</text:span><text:span text:style-name="T1"> </text:span><text:span text:style-name="T33">double</text:span><text:span text:style-name="T1"> calcular(</text:span><text:span text:style-name="T33">double</text:span><text:span text:style-name="T1"> a, </text:span><text:span text:style-name="T33">double</text:span><text:span text:style-name="T1"> b, </text:span><text:span text:style-name="T33">double</text:span><text:span text:style-name="T1"> e) {</text:span></text:p>
      <text:p text:style-name="P21"><text:span text:style-name="T1"><text:tab/><text:tab/></text:span><text:span text:style-name="T33">double</text:span><text:span text:style-name="T1"> integral1 = GaussLegendre.</text:span><text:span text:style-name="T10">calcular</text:span><text:span text:style-name="T1">(a, b);</text:span></text:p>
      <text:p text:style-name="P21"><text:span text:style-name="T1"><text:tab/><text:tab/></text:span><text:span text:style-name="T33">double</text:span><text:span text:style-name="T1"> k = </text:span><text:span text:style-name="T35">DOIS</text:span><text:span text:style-name="T1">;</text:span></text:p>
      <text:p text:style-name="P21"><text:span text:style-name="T1"><text:tab/><text:tab/></text:span><text:span text:style-name="T33">double</text:span><text:span text:style-name="T1"> erro = </text:span><text:span text:style-name="T35">DEZ</text:span><text:span text:style-name="T1">*e;</text:span></text:p>
      <text:p text:style-name="P21"><text:span text:style-name="T1"><text:tab/><text:tab/></text:span><text:span text:style-name="T33">int</text:span><text:span text:style-name="T1"> iterações = </text:span><text:span text:style-name="T35">ZERO</text:span><text:span text:style-name="T1">;</text:span></text:p>
      <text:p text:style-name="P21"><text:span text:style-name="T1"><text:tab/><text:tab/></text:span><text:span text:style-name="T33">while</text:span><text:span text:style-name="T1"> (erro &gt; e) {</text:span></text:p>
      <text:p text:style-name="P21"><text:span text:style-name="T1"><text:tab/><text:tab/><text:tab/></text:span><text:span text:style-name="T33">double</text:span><text:span text:style-name="T1"> integral2 = </text:span><text:span text:style-name="T35">ZERO</text:span><text:span text:style-name="T1">;</text:span></text:p>
      <text:p text:style-name="P21"><text:span text:style-name="T1"><text:tab/><text:tab/><text:tab/></text:span><text:span text:style-name="T33">double</text:span><text:span text:style-name="T1"> passo = (b-a)/k;</text:span></text:p>
      <text:p text:style-name="P21"><text:span text:style-name="T1"><text:tab/><text:tab/><text:tab/></text:span><text:span text:style-name="T33">double</text:span><text:span text:style-name="T1"> c = a;</text:span></text:p>
      <text:p text:style-name="P21"><text:span text:style-name="T1"><text:tab/><text:tab/><text:tab/></text:span><text:span text:style-name="T33">for</text:span><text:span text:style-name="T1"> (</text:span><text:span text:style-name="T33">int</text:span><text:span text:style-name="T1"> cont = </text:span><text:span text:style-name="T35">ZERO</text:span><text:span text:style-name="T1">; cont &lt; k; cont++) {</text:span></text:p>
      <text:p text:style-name="P21"><text:span text:style-name="T1"><text:tab/><text:tab/><text:tab/><text:tab/></text:span><text:span text:style-name="T33">double</text:span><text:span text:style-name="T1"> d = c+passo;</text:span></text:p>
      <text:p text:style-name="P19"><text:tab/><text:tab/><text:tab/><text:tab/>integral2 = integral2 + GaussLegendre.<text:span text:style-name="T14">calcular</text:span>(c, d);</text:p>
      <text:p text:style-name="P19"><text:tab/><text:tab/><text:tab/><text:tab/>c = d;</text:p>
      <text:p text:style-name="P19"><text:tab/><text:tab/><text:tab/>}</text:p>
      <text:p text:style-name="P19"><text:tab/><text:tab/><text:tab/>erro = Math.<text:span text:style-name="T14">abs</text:span>(integral1-integral2)/Math.<text:span text:style-name="T14">max</text:span>(Math.<text:span text:style-name="T14">abs</text:span>(integral1), Math.<text:span text:style-name="T14">abs</text:span>(integral2));</text:p>
      <text:p text:style-name="P19"><text:tab/><text:tab/><text:tab/>k = k+k;</text:p>
      <text:p text:style-name="P21"><text:span text:style-name="T1"><text:tab/><text:tab/><text:tab/>System.</text:span><text:span text:style-name="T35">out</text:span><text:span text:style-name="T1">.println(k+</text:span><text:span text:style-name="T36">"\t"</text:span><text:span text:style-name="T1">+integral1+</text:span><text:span text:style-name="T36">"\t"</text:span><text:span text:style-name="T1">+integral2+</text:span><text:span text:style-name="T36">"\t"</text:span><text:span text:style-name="T1">+erro);</text:span></text:p>
      <text:p text:style-name="P19"><text:tab/><text:tab/><text:tab/>integral1 = integral2;</text:p>
      <text:p text:style-name="P19"><text:tab/><text:tab/><text:tab/>iterações++;</text:p>
      <text:p text:style-name="P19"><text:tab/><text:tab/>}</text:p>
      <text:p text:style-name="P21"><text:span text:style-name="T1"><text:tab/><text:tab/>System.</text:span><text:span text:style-name="T35">out</text:span><text:span text:style-name="T1">.println(</text:span><text:span text:style-name="T36">"Iterações: "</text:span><text:span text:style-name="T1">+iterações);</text:span></text:p>
      <text:p text:style-name="P21"><text:span text:style-name="T1"><text:tab/><text:tab/>System.</text:span><text:span text:style-name="T35">out</text:span><text:span text:style-name="T1">.println(</text:span><text:span text:style-name="T36">"K: "</text:span><text:span text:style-name="T1">+k/2);</text:span></text:p>
      <text:p text:style-name="P19"><text:tab/><text:tab/></text:p>
      <text:p text:style-name="P21"><text:span text:style-name="T1"><text:tab/><text:tab/></text:span><text:span text:style-name="T33">return</text:span><text:span text:style-name="T1"> integral1;</text:span></text:p>
      <text:p text:style-name="P19"><text:tab/>}</text:p>
      <text:p text:style-name="P19">}</text:p>
      <text:p text:style-name="P25">Anexo B – gauss legendre</text:p>
      <text:p text:style-name="P19"><text:span text:style-name="T33">public</text:span> <text:span text:style-name="T33">class</text:span> GaussLegendre {</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ZERO</text:span><text:span text:style-name="T1"> = 0;</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double</text:span><text:span text:style-name="T1"> </text:span><text:span text:style-name="T35">MEIO</text:span><text:span text:style-name="T1"> = 0.5;</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UM</text:span><text:span text:style-name="T1"> = 1;</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double</text:span><text:span text:style-name="T1">[] </text:span><text:span text:style-name="T35">am</text:span><text:span text:style-name="T1"> = {0.34785484, 0.65214516, 0.65214516, 0.34785484};</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double</text:span><text:span text:style-name="T1">[] </text:span><text:span text:style-name="T35">tm</text:span><text:span text:style-name="T1"> = {-0.86113631, -0.33998104, 0.33998104, 0.86113631};</text:span></text:p>
      <text:p text:style-name="P19"><text:tab/></text:p>
      <text:p text:style-name="P21"><text:span text:style-name="T1"><text:tab/></text:span><text:span text:style-name="T33">public</text:span><text:span text:style-name="T1"> </text:span><text:span text:style-name="T33">static</text:span><text:span text:style-name="T1"> </text:span><text:span text:style-name="T33">double</text:span><text:span text:style-name="T1"> calcular(</text:span><text:span text:style-name="T33">double</text:span><text:span text:style-name="T1"> a, </text:span><text:span text:style-name="T33">double</text:span><text:span text:style-name="T1"> b) {</text:span></text:p>
      <text:p text:style-name="P21"><text:span text:style-name="T1"><text:tab/><text:tab/></text:span><text:span text:style-name="T33">int</text:span><text:span text:style-name="T1"> m = </text:span><text:span text:style-name="T35">am</text:span><text:span text:style-name="T1">.</text:span><text:span text:style-name="T34">length</text:span><text:span text:style-name="T1">;</text:span></text:p>
      <text:p text:style-name="P21"><text:span text:style-name="T1"><text:tab/><text:tab/></text:span><text:span text:style-name="T33">double</text:span><text:span text:style-name="T1"> aux1 = (b-a)*</text:span><text:span text:style-name="T35">MEIO</text:span><text:span text:style-name="T1">;</text:span></text:p>
      <text:p text:style-name="P21"><text:span text:style-name="T1"><text:tab/><text:tab/></text:span><text:span text:style-name="T33">double</text:span><text:span text:style-name="T1"> aux2 = (b+a)*</text:span><text:span text:style-name="T35">MEIO</text:span><text:span text:style-name="T1">;</text:span></text:p>
      <text:p text:style-name="P21"><text:span text:style-name="T1"><text:tab/><text:tab/></text:span><text:span text:style-name="T33">double</text:span><text:span text:style-name="T1"> soma = </text:span><text:span text:style-name="T35">ZERO</text:span><text:span text:style-name="T1">;</text:span></text:p>
      <text:p text:style-name="P21"><text:span text:style-name="T1"><text:tab/><text:tab/></text:span><text:span text:style-name="T33">for</text:span><text:span text:style-name="T1"> (</text:span><text:span text:style-name="T33">int</text:span><text:span text:style-name="T1"> cont = </text:span><text:span text:style-name="T35">ZERO</text:span><text:span text:style-name="T1">; cont &lt; m; cont++) {</text:span></text:p>
      <text:p text:style-name="P21"><text:span text:style-name="T1"><text:tab/><text:tab/><text:tab/></text:span><text:span text:style-name="T33">double</text:span><text:span text:style-name="T1"> xx = aux1*</text:span><text:span text:style-name="T35">tm</text:span><text:span text:style-name="T1">[cont]+aux2;<text:tab/></text:span></text:p>
      <text:p text:style-name="P21"><text:span text:style-name="T1"><text:tab/><text:tab/><text:tab/>soma = soma + </text:span><text:span text:style-name="T35">am</text:span><text:span text:style-name="T1">[cont]*</text:span><text:span text:style-name="T10">f</text:span><text:span text:style-name="T1">(xx);</text:span></text:p>
      <text:p text:style-name="P19"><text:tab/><text:tab/>}</text:p>
      <text:p text:style-name="P19"><text:tab/><text:tab/></text:p>
      <text:p text:style-name="P21"><text:span text:style-name="T1"><text:tab/><text:tab/></text:span><text:span text:style-name="T33">return</text:span><text:span text:style-name="T1"> aux1*soma;<text:tab/></text:span></text:p>
      <text:p text:style-name="P19"><text:tab/>}</text:p>
      <text:p text:style-name="P19"><text:tab/></text:p>
      <text:p text:style-name="P21"><text:span text:style-name="T1"><text:tab/></text:span><text:span text:style-name="T33">private</text:span><text:span text:style-name="T1"> </text:span><text:span text:style-name="T33">static</text:span><text:span text:style-name="T1"> </text:span><text:span text:style-name="T33">double</text:span><text:span text:style-name="T1"> f(</text:span><text:span text:style-name="T33">double</text:span><text:span text:style-name="T1"> x) {</text:span></text:p>
      <text:p text:style-name="P21"><text:span text:style-name="T1"><text:tab/><text:tab/></text:span><text:span text:style-name="T33">return</text:span><text:span text:style-name="T1"> </text:span><text:span text:style-name="T35">UM</text:span><text:span text:style-name="T1">/(Math.</text:span><text:span text:style-name="T10">pow</text:span><text:span text:style-name="T1">(x, </text:span><text:span text:style-name="T35">MEIO</text:span><text:span text:style-name="T1">)*(</text:span><text:span text:style-name="T35">UM</text:span><text:span text:style-name="T1">+x));</text:span></text:p>
      <text:p text:style-name="P19"><text:tab/>}</text:p>
      <text:p text:style-name="P19">}</text:p>
      <text:p text:style-name="P26">Anexo C – gauss legendre composto dupla</text:p>
      <text:p text:style-name="P19"><text:span text:style-name="T33">public</text:span> <text:span text:style-name="T33">class</text:span> GaussLegendreCompostoDupla {</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ZERO</text:span><text:span text:style-name="T1"> = 0;</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DOIS</text:span><text:span text:style-name="T1"> = 2;</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DEZ</text:span><text:span text:style-name="T1"> = 10;</text:span></text:p>
      <text:p text:style-name="P19"><text:tab/></text:p>
      <text:p text:style-name="P21"><text:span text:style-name="T1"><text:tab/></text:span><text:span text:style-name="T33">public</text:span><text:span text:style-name="T1"> </text:span><text:span text:style-name="T33">static</text:span><text:span text:style-name="T1"> </text:span><text:span text:style-name="T33">double</text:span><text:span text:style-name="T1"> calcular(</text:span><text:span text:style-name="T33">double</text:span><text:span text:style-name="T1"> a, </text:span><text:span text:style-name="T33">double</text:span><text:span text:style-name="T1"> b, </text:span><text:span text:style-name="T33">double</text:span><text:span text:style-name="T1"> c, </text:span><text:span text:style-name="T33">double</text:span><text:span text:style-name="T1"> d, </text:span><text:span text:style-name="T33">double</text:span><text:span text:style-name="T1"> e) {</text:span></text:p>
      <text:p text:style-name="P21"><text:span text:style-name="T1"><text:tab/><text:tab/></text:span><text:span text:style-name="T33">double</text:span><text:span text:style-name="T1"> integral1 = GaussLegendreDupla.</text:span><text:span text:style-name="T10">calcular</text:span><text:span text:style-name="T1">(a, b, c, d);</text:span></text:p>
      <text:p text:style-name="P21"><text:span text:style-name="T1"><text:tab/><text:tab/></text:span><text:span text:style-name="T33">double</text:span><text:span text:style-name="T1"> k = </text:span><text:span text:style-name="T35">DOIS</text:span><text:span text:style-name="T1">;</text:span></text:p>
      <text:p text:style-name="P21"><text:span text:style-name="T1"><text:tab/><text:tab/></text:span><text:span text:style-name="T33">double</text:span><text:span text:style-name="T1"> erro = </text:span><text:span text:style-name="T35">DEZ</text:span><text:span text:style-name="T1">*e;</text:span></text:p>
      <text:p text:style-name="P21"><text:span text:style-name="T1"><text:tab/><text:tab/></text:span><text:span text:style-name="T33">int</text:span><text:span text:style-name="T1"> iterações = </text:span><text:span text:style-name="T35">ZERO</text:span><text:span text:style-name="T1">;</text:span></text:p>
      <text:p text:style-name="P21"><text:span text:style-name="T1"><text:tab/><text:tab/></text:span><text:span text:style-name="T33">while</text:span><text:span text:style-name="T1"> (erro &gt; e) {</text:span></text:p>
      <text:p text:style-name="P21"><text:span text:style-name="T1"><text:tab/><text:tab/><text:tab/></text:span><text:span text:style-name="T33">double</text:span><text:span text:style-name="T1"> integral2 = </text:span><text:span text:style-name="T35">ZERO</text:span><text:span text:style-name="T1">;</text:span></text:p>
      <text:p text:style-name="P21"><text:span text:style-name="T1"><text:tab/><text:tab/><text:tab/></text:span><text:span text:style-name="T33">double</text:span><text:span text:style-name="T1"> passo1 = (b-a)/k;</text:span></text:p>
      <text:p text:style-name="P21"><text:span text:style-name="T1"><text:tab/><text:tab/><text:tab/></text:span><text:span text:style-name="T33">double</text:span><text:span text:style-name="T1"> passo2 = (d-c)/k;</text:span></text:p>
      <text:p text:style-name="P21"><text:span text:style-name="T1"><text:tab/><text:tab/><text:tab/></text:span><text:span text:style-name="T33">double</text:span><text:span text:style-name="T1"> f = a;</text:span></text:p>
      <text:p text:style-name="P21"><text:span text:style-name="T1"><text:tab/><text:tab/><text:tab/></text:span><text:span text:style-name="T33">for</text:span><text:span text:style-name="T1"> (</text:span><text:span text:style-name="T33">int</text:span><text:span text:style-name="T1"> contA = </text:span><text:span text:style-name="T35">ZERO</text:span><text:span text:style-name="T1">; contA &lt; k; contA++) {</text:span></text:p>
      <text:p text:style-name="P21"><text:span text:style-name="T1"><text:tab/><text:tab/><text:tab/><text:tab/></text:span><text:span text:style-name="T33">double</text:span><text:span text:style-name="T1"> g = f+passo1;</text:span></text:p>
      <text:p text:style-name="P21"><text:span text:style-name="T1"><text:tab/><text:tab/><text:tab/><text:tab/></text:span><text:span text:style-name="T33">double</text:span><text:span text:style-name="T1"> h = c;</text:span></text:p>
      <text:p text:style-name="P21"><text:span text:style-name="T1"><text:tab/><text:tab/><text:tab/><text:tab/></text:span><text:span text:style-name="T33">for</text:span><text:span text:style-name="T1"> (</text:span><text:span text:style-name="T33">int</text:span><text:span text:style-name="T1"> contB = </text:span><text:span text:style-name="T35">ZERO</text:span><text:span text:style-name="T1">; contB &lt; k; contB++) {</text:span></text:p>
      <text:p text:style-name="P21"><text:span text:style-name="T1"><text:tab/><text:tab/><text:tab/><text:tab/><text:tab/></text:span><text:span text:style-name="T33">double</text:span><text:span text:style-name="T1"> i = h+passo2;</text:span></text:p>
      <text:p text:style-name="P19"><text:tab/><text:tab/><text:tab/><text:tab/><text:tab/>integral2 = integral2 + GaussLegendreDupla.<text:span text:style-name="T14">calcular</text:span>(f, g, h, i);</text:p>
      <text:p text:style-name="P19"><text:tab/><text:tab/><text:tab/><text:tab/><text:tab/>h = i;</text:p>
      <text:p text:style-name="P19"><text:tab/><text:tab/><text:tab/><text:tab/>}</text:p>
      <text:p text:style-name="P19"><text:tab/><text:tab/><text:tab/><text:tab/>f = g;</text:p>
      <text:p text:style-name="P19"><text:tab/><text:tab/><text:tab/>}</text:p>
      <text:p text:style-name="P19"><text:tab/><text:tab/><text:tab/>erro = Math.<text:span text:style-name="T14">abs</text:span>(integral1-integral2)/Math.<text:span text:style-name="T14">max</text:span>(Math.<text:span text:style-name="T14">abs</text:span>(integral1), Math.<text:span text:style-name="T14">abs</text:span>(integral2));</text:p>
      <text:p text:style-name="P19"><text:tab/><text:tab/><text:tab/>k = k+k;</text:p>
      <text:p text:style-name="P19"><text:tab/><text:tab/><text:tab/>integral1 = integral2;</text:p>
      <text:p text:style-name="P19"><text:tab/><text:tab/><text:tab/>iterações++;</text:p>
      <text:p text:style-name="P19"><text:tab/><text:tab/>}</text:p>
      <text:p text:style-name="P21"><text:span text:style-name="T1"><text:tab/><text:tab/>System.</text:span><text:span text:style-name="T35">out</text:span><text:span text:style-name="T1">.println(</text:span><text:span text:style-name="T36">"Iterações: "</text:span><text:span text:style-name="T1">+iterações);</text:span></text:p>
      <text:p text:style-name="P21"><text:span text:style-name="T1"><text:tab/><text:tab/>System.</text:span><text:span text:style-name="T35">out</text:span><text:span text:style-name="T1">.println(</text:span><text:span text:style-name="T36">"K:"</text:span><text:span text:style-name="T1">+k/2);</text:span></text:p>
      <text:p text:style-name="P19"><text:tab/><text:tab/></text:p>
      <text:p text:style-name="P21"><text:span text:style-name="T1"><text:tab/><text:tab/></text:span><text:span text:style-name="T33">return</text:span><text:span text:style-name="T1"> integral1;</text:span></text:p>
      <text:p text:style-name="P19"><text:tab/>}</text:p>
      <text:p text:style-name="P19">}</text:p>
      <text:p text:style-name="P19"/>
      <text:p text:style-name="P23">Anexo D – gauss legendre dupla</text:p>
      <text:p text:style-name="P24"><text:span text:style-name="T33">public</text:span> <text:span text:style-name="T33">class</text:span> GaussLegendreDupla {</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ZERO</text:span><text:span text:style-name="T1"> = 0;</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int</text:span><text:span text:style-name="T1"> </text:span><text:span text:style-name="T35">DOIS</text:span><text:span text:style-name="T1"> = 2;</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double</text:span><text:span text:style-name="T1">[] </text:span><text:span text:style-name="T35">am</text:span><text:span text:style-name="T1"> = {0.34785484, 0.65214516, 0.65214516, 0.34785484};</text:span></text:p>
      <text:p text:style-name="P21"><text:span text:style-name="T1"><text:tab/></text:span><text:span text:style-name="T33">private</text:span><text:span text:style-name="T1"> </text:span><text:span text:style-name="T33">static</text:span><text:span text:style-name="T1"> </text:span><text:span text:style-name="T33">final</text:span><text:span text:style-name="T1"> </text:span><text:span text:style-name="T33">double</text:span><text:span text:style-name="T1">[] </text:span><text:span text:style-name="T35">tm</text:span><text:span text:style-name="T1"> = {-0.86113631, -0.33998104, 0.33998104, 0.86113631};</text:span></text:p>
      <text:p text:style-name="P21"/>
      <text:p text:style-name="P21"><text:span text:style-name="T1"><text:tab/></text:span><text:span text:style-name="T33">public</text:span><text:span text:style-name="T1"> </text:span><text:span text:style-name="T33">static</text:span><text:span text:style-name="T1"> </text:span><text:span text:style-name="T33">double</text:span><text:span text:style-name="T1"> calcular(</text:span><text:span text:style-name="T33">double</text:span><text:span text:style-name="T1"> a, </text:span><text:span text:style-name="T33">double</text:span><text:span text:style-name="T1"> b, </text:span><text:span text:style-name="T33">double</text:span><text:span text:style-name="T1"> c, </text:span><text:span text:style-name="T33">double</text:span><text:span text:style-name="T1"> d) {</text:span></text:p>
      <text:p text:style-name="P21"><text:span text:style-name="T1"><text:tab/><text:tab/></text:span><text:span text:style-name="T33">int</text:span><text:span text:style-name="T1"> m = </text:span><text:span text:style-name="T35">am</text:span><text:span text:style-name="T1">.</text:span><text:span text:style-name="T34">length</text:span><text:span text:style-name="T1">;</text:span></text:p>
      <text:p text:style-name="P21"><text:span text:style-name="T1"><text:tab/><text:tab/></text:span><text:span text:style-name="T33">double</text:span><text:span text:style-name="T1"> aux1 = (b-a)/</text:span><text:span text:style-name="T35">DOIS</text:span><text:span text:style-name="T1">;</text:span></text:p>
      <text:p text:style-name="P21"><text:span text:style-name="T1"><text:tab/><text:tab/></text:span><text:span text:style-name="T33">double</text:span><text:span text:style-name="T1"> aux2 = (b+a)/</text:span><text:span text:style-name="T35">DOIS</text:span><text:span text:style-name="T1">;</text:span></text:p>
      <text:p text:style-name="P21"><text:span text:style-name="T1"><text:tab/><text:tab/></text:span><text:span text:style-name="T33">double</text:span><text:span text:style-name="T1"> auy1 = (d-c)/</text:span><text:span text:style-name="T35">DOIS</text:span><text:span text:style-name="T1">;</text:span></text:p>
      <text:p text:style-name="P21"><text:span text:style-name="T1"><text:tab/><text:tab/></text:span><text:span text:style-name="T33">double</text:span><text:span text:style-name="T1"> auy2 = (d+c)/</text:span><text:span text:style-name="T35">DOIS</text:span><text:span text:style-name="T1">;</text:span></text:p>
      <text:p text:style-name="P21"><text:span text:style-name="T1"><text:tab/><text:tab/></text:span><text:span text:style-name="T33">double</text:span><text:span text:style-name="T1"> integralX = 0;</text:span></text:p>
      <text:p text:style-name="P21"><text:span text:style-name="T1"><text:tab/><text:tab/></text:span><text:span text:style-name="T33">for</text:span><text:span text:style-name="T1"> (</text:span><text:span text:style-name="T33">int</text:span><text:span text:style-name="T1"> contY = </text:span><text:span text:style-name="T35">ZERO</text:span><text:span text:style-name="T1">; contY &lt; m; contY++) {</text:span></text:p>
      <text:p text:style-name="P21"><text:span text:style-name="T1"><text:tab/><text:tab/><text:tab/></text:span><text:span text:style-name="T33">double</text:span><text:span text:style-name="T1"> integralY = 0;</text:span></text:p>
      <text:p text:style-name="P21"><text:span text:style-name="T1"><text:tab/><text:tab/><text:tab/></text:span><text:span text:style-name="T33">double</text:span><text:span text:style-name="T1"> yy = auy1*</text:span><text:span text:style-name="T35">tm</text:span><text:span text:style-name="T1">[contY]+auy2;</text:span></text:p>
      <text:p text:style-name="P21"><text:span text:style-name="T1"><text:tab/><text:tab/><text:tab/></text:span><text:span text:style-name="T33">for</text:span><text:span text:style-name="T1"> (</text:span><text:span text:style-name="T33">int</text:span><text:span text:style-name="T1"> contX = </text:span><text:span text:style-name="T35">ZERO</text:span><text:span text:style-name="T1">; contX &lt; m; contX++) {</text:span></text:p>
      <text:p text:style-name="P21"><text:span text:style-name="T1"><text:tab/><text:tab/><text:tab/><text:tab/></text:span><text:span text:style-name="T33">double</text:span><text:span text:style-name="T1"> xx = aux1*</text:span><text:span text:style-name="T35">tm</text:span><text:span text:style-name="T1">[contX]+aux2;</text:span></text:p>
      <text:p text:style-name="P21"><text:span text:style-name="T1"><text:tab/><text:tab/><text:tab/><text:tab/>integralY += </text:span><text:span text:style-name="T35">am</text:span><text:span text:style-name="T1">[contX]*</text:span><text:span text:style-name="T10">f</text:span><text:span text:style-name="T1">(xx, yy); </text:span></text:p>
      <text:p text:style-name="P19"><text:tab/><text:tab/><text:tab/>}</text:p>
      <text:p text:style-name="P21"><text:span text:style-name="T1"><text:tab/><text:tab/><text:tab/>integralX += integralY*</text:span><text:span text:style-name="T35">am</text:span><text:span text:style-name="T1">[contY];</text:span></text:p>
      <text:p text:style-name="P19"><text:tab/><text:tab/>}</text:p>
      <text:p text:style-name="P19"><text:tab/><text:tab/></text:p>
      <text:p text:style-name="P21"><text:span text:style-name="T1"><text:tab/><text:tab/></text:span><text:span text:style-name="T33">return</text:span><text:span text:style-name="T1"> aux1*auy1*integralX;</text:span></text:p>
      <text:p text:style-name="P19"><text:tab/>}</text:p>
      <text:p text:style-name="P19"><text:tab/></text:p>
      <text:p text:style-name="P21"><text:span text:style-name="T1"><text:tab/></text:span><text:span text:style-name="T33">public</text:span><text:span text:style-name="T1"> </text:span><text:span text:style-name="T33">static</text:span><text:span text:style-name="T1"> </text:span><text:span text:style-name="T33">double</text:span><text:span text:style-name="T1"> f(</text:span><text:span text:style-name="T33">double</text:span><text:span text:style-name="T1"> x, </text:span><text:span text:style-name="T33">double</text:span><text:span text:style-name="T1"> y) {</text:span></text:p>
      <text:p text:style-name="P21"><text:span text:style-name="T1"><text:tab/><text:tab/></text:span><text:span text:style-name="T33">return</text:span><text:span text:style-name="T1"> Math.</text:span><text:span text:style-name="T10">pow</text:span><text:span text:style-name="T1">(Math.</text:span><text:span text:style-name="T35">E</text:span><text:span text:style-name="T1">, y/x);</text:span></text:p>
      <text:p text:style-name="P19"><text:tab/>}</text:p>
      <text:p text:style-name="P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tyle:font-family-generic="swiss"/>
    <style:font-face style:name="Monospace" svg:font-family="Monospace" style:font-pitch="fixed"/>
    <style:font-face style:name="FreeMono" svg:font-family="Free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4"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Normal_20__28_Web_29_" style:display-name="Normal (Web)" style:family="paragraph" style:parent-style-name="Standard">
      <style:paragraph-properties fo:margin-top="0.176cm" fo:margin-bottom="0.176cm"/>
    </style:style>
    <style:style style:name="_7b__20_Texto_20__7d_" style:display-name="{ Texto }" style:family="paragraph" style:auto-update="true" style:master-page-name="">
      <style:paragraph-properties fo:margin-left="0cm" fo:margin-right="0cm" fo:line-height="150%" fo:text-align="justify" style:justify-single-word="false" fo:text-indent="2cm" style:auto-text-indent="false" style:page-number="auto" fo:background-color="transparent" style:shadow="none">
        <style:tab-stops/>
        <style:background-image/>
      </style:paragraph-properties>
      <style:text-properties fo:color="#000000" style:text-position="0% 100%" style:font-name="Arial" fo:font-size="12pt" fo:font-weight="normal" style:font-size-asian="12pt" style:font-weight-asian="normal" style:font-size-complex="12pt" style:font-weight-complex="normal"/>
    </style:style>
    <style:style style:name="_7b__20_Título_20__7d_" style:display-name="{ Título }" style:family="paragraph" style:next-style-name="_7b__20_Texto_20__7d_" style:auto-update="true" style:master-page-name="">
      <style:paragraph-properties fo:margin-top="0cm" fo:margin-bottom="2cm" fo:text-align="center" style:justify-single-word="false" style:page-number="auto" fo:background-color="transparent" style:shadow="none">
        <style:tab-stops/>
        <style:background-image/>
      </style:paragraph-properties>
      <style:text-properties fo:text-transform="uppercase" fo:color="#000000" style:font-name="Arial" fo:font-size="12pt" fo:font-weight="bold" style:font-size-asian="12pt" style:font-size-complex="12pt"/>
    </style:style>
    <style:style style:name="_7b__20_Título_20_1_20__7d_" style:display-name="{ Título 1 }" style:family="paragraph" style:next-style-name="_7b__20_Texto_20__7d_" style:auto-update="true" style:list-style-name="Numbering_20_1" style:master-page-name="">
      <style:paragraph-properties fo:margin-top="0cm" fo:margin-bottom="2cm" style:page-number="auto" fo:background-color="transparent" style:shadow="none">
        <style:tab-stops/>
        <style:background-image/>
      </style:paragraph-properties>
      <style:text-properties fo:text-transform="uppercase" fo:color="#000000" style:font-name="Arial2" fo:font-weight="bold"/>
    </style:style>
    <style:style style:name="_7b__20_Título_20_2_20__7d_" style:display-name="{ Título 2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2" fo:font-weight="bold" style:font-weight-asian="bold" style:font-weight-complex="bold"/>
    </style:style>
    <style:style style:name="_7b__20_Título_20_3_20__7d_" style:display-name="{ Título 3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3" fo:font-style="italic" fo:font-weight="normal" style:font-style-asian="normal" style:font-weight-asian="bold" style:font-style-complex="normal" style:font-weight-complex="bold"/>
    </style:style>
    <style:style style:name="_7b__20_Título_20_4_20__7d_" style:display-name="{ Título 4 }" style:family="paragraph" style:next-style-name="_7b__20_Texto_20__7d_" style:auto-update="true" style:list-style-name="Numbering_20_1" style:master-page-name="">
      <style:paragraph-properties fo:margin-top="2cm" fo:margin-bottom="2cm" style:page-number="auto" fo:background-color="transparent" style:shadow="none">
        <style:tab-stops/>
        <style:background-image/>
      </style:paragraph-properties>
      <style:text-properties fo:color="#000000" style:font-name="Arial4"/>
    </style:style>
    <style:style style:name="_7b__20_Citação_20_direta_20_grande_20__7d_" style:display-name="{ Citação direta grande }" style:family="paragraph" style:next-style-name="_7b__20_Texto_20__7d_" style:auto-update="true" style:master-page-name="">
      <style:paragraph-properties fo:margin-left="4.001cm" fo:margin-right="0cm" fo:text-align="justify" style:justify-single-word="false" fo:text-indent="0cm" style:auto-text-indent="false" style:page-number="auto" fo:background-color="transparent" style:shadow="none">
        <style:tab-stops/>
        <style:background-image/>
      </style:paragraph-properties>
      <style:text-properties fo:color="#000000" style:font-name="Arial4"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_7b__20_Referências_20__7d_" style:display-name="{ Referências }" style:family="paragraph" style:next-style-name="_7b__20_Texto_20__7d_" style:auto-update="true" style:master-page-name="">
      <style:paragraph-properties fo:line-height="150%" fo:text-align="justify" style:justify-single-word="false" style:page-number="auto" fo:background-color="transparent" style:shadow="none">
        <style:tab-stops/>
        <style:background-image/>
      </style:paragraph-properties>
      <style:text-properties fo:color="#000000" style:font-name="Arial4"/>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Caption"/>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HTML" style:page-layout-name="Mpm2"/>
    <style:master-page style:name="Index" style:page-layout-name="Mpm3">
      <style:header>
        <text:p text:style-name="MP1"><text:s/><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8-12-02T23:43:30.35</meta:creation-date>
    <dc:date>2011-07-01T00:28:46</dc:date>
    <meta:editing-duration>PT61H16M14S</meta:editing-duration>
    <meta:editing-cycles>453</meta:editing-cycles>
    <meta:generator>OpenOffice.org/3.2$Linux OpenOffice.org_project/320m12$Build-9483</meta:generator>
    <dc:creator>Lucas Pereira</dc:creator>
    <meta:document-statistic meta:table-count="0" meta:image-count="0" meta:object-count="2" meta:page-count="11" meta:paragraph-count="264" meta:word-count="1434" meta:character-count="9032"/>
    <meta:user-defined meta:name="Informações 1"/>
    <meta:user-defined meta:name="Informações 2"/>
    <meta:user-defined meta:name="Informações 3"/>
    <meta:user-defined meta:name="Informações 4"/>
  </office:meta>
</office:document-meta>
</file>

<file path=Object 1/content.xml><?xml version="1.0" encoding="utf-8"?>
<math xmlns="http://www.w3.org/1998/Math/MathML">
  <semantics>
    <mrow>
      <munderover>
        <mi mathvariant="normal">∫</mi>
        <mn>0</mn>
        <mi mathvariant="normal">∞</mi>
      </munderover>
      <mfrac>
        <mi mathvariant="italic">dx</mi>
        <mrow>
          <msqrt>
            <mi>x</mi>
          </msqrt>
          <mrow>
            <mo stretchy="false">(</mo>
            <mrow>
              <mn>1</mn>
              <mo stretchy="false">+</mo>
              <mi>x</mi>
            </mrow>
            <mo stretchy="false">)</mo>
          </mrow>
        </mrow>
      </mfrac>
    </mrow>
    <annotation encoding="StarMath 5.0">int from 0 to infinity {dx over {sqrt{x}(1+x)}}
</annotation>
  </semantics>
</math>
</file>

<file path=Object 2/content.xml><?xml version="1.0" encoding="utf-8"?>
<math xmlns="http://www.w3.org/1998/Math/MathML">
  <semantics>
    <mrow>
      <munderover>
        <mi mathvariant="normal">∫</mi>
        <mn>1</mn>
        <mn>2</mn>
      </munderover>
      <mrow>
        <munderover>
          <mi mathvariant="normal">∫</mi>
          <mn>3</mn>
          <mn>5</mn>
        </munderover>
        <mrow>
          <msup>
            <mi mathvariant="normal">e</mi>
            <mfrac>
              <mi>y</mi>
              <mi>x</mi>
            </mfrac>
          </msup>
          <mi mathvariant="italic">dydx</mi>
        </mrow>
      </mrow>
    </mrow>
    <annotation encoding="StarMath 5.0">int from 1 to 2 int from 3 to 5 {func e^{y over x}dydx}</annotation>
  </semantics>
</math>
</file>